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0e4fae" officeooo:paragraph-rsid="000e4fae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36pt" fo:font-weight="bold" officeooo:rsid="000e4fae" officeooo:paragraph-rsid="000e4fae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22pt" fo:font-style="italic" officeooo:rsid="000e4fae" officeooo:paragraph-rsid="000e4fae" style:font-size-asian="22pt" style:font-style-asian="italic" style:font-size-complex="22pt" style:font-style-complex="italic"/>
    </style:style>
    <style:style style:name="P4" style:family="paragraph" style:parent-style-name="Standard">
      <style:paragraph-properties fo:margin-left="11.255cm" fo:margin-right="0cm" fo:text-indent="0cm" style:auto-text-indent="false"/>
      <style:text-properties style:font-name="Open Sans" officeooo:rsid="000e4fae" officeooo:paragraph-rsid="000e4fae"/>
    </style:style>
    <style:style style:name="T1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pport de projet <text:span text:style-name="T1">Acquisition de Connaissances</text:span></text:p>
      <text:p text:style-name="P2"><text:span text:style-name="T1"/></text:p>
      <text:p text:style-name="P1"/>
      <text:p text:style-name="P3">Authorship Attribu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Gautier Colajanni</text:p>
      <text:p text:style-name="P4">Cédric Jezequel</text:p>
      <text:p text:style-name="P4">Julien Marcou</text:p>
      <text:p text:style-name="P4">Pierre Poilane</text:p>
      <text:p text:style-name="P4">Paul Rivière</text:p>
      <text:p text:style-name="P4">Kévin Th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ier </meta:initial-creator>
    <meta:creation-date>2015-03-29T17:45:21.590717239</meta:creation-date>
    <dc:date>2015-03-29T17:48:30.861473730</dc:date>
    <dc:creator>Gautier </dc:creator>
    <meta:editing-duration>PT3M9S</meta:editing-duration>
    <meta:editing-cycles>1</meta:editing-cycles>
    <meta:document-statistic meta:table-count="0" meta:image-count="0" meta:object-count="0" meta:page-count="1" meta:paragraph-count="8" meta:word-count="20" meta:character-count="149" meta:non-whitespace-character-count="137"/>
    <meta:generator>LibreOffice/4.3.3.2$Linux_X86_64 LibreOffice_project/430m0$Build-2</meta:generator>
  </office:meta>
</office:document-meta>
</file>